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52e" officeooo:paragraph-rsid="0000a52e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0a52e" officeooo:paragraph-rsid="0000a52e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ême de l’exercice sur le conte russe</text:p>
      <text:p text:style-name="P2"/>
      <text:p text:style-name="P2">En quoi <text:span text:style-name="T1">Le Pêcheur et le Petit Poisson d’Or</text:span><text:span text:style-name="T2"> est-il un exemple de conte ?</text:span></text:p>
      <text:p text:style-name="P2"><text:span text:style-name="T2"/></text:p>
      <text:p text:style-name="P1"><text:span text:style-name="T2"/></text:p>
      <text:p text:style-name="P1"><text:span text:style-name="T2">forme</text:span></text:p>
      <text:p text:style-name="P1"><text:span text:style-name="T2"><text:tab/>présentation de la copie<text:tab/><text:tab/><text:tab/><text:tab/>/ 2</text:span></text:p>
      <text:p text:style-name="P1"><text:span text:style-name="T2"><text:tab/>qualité de la langue<text:tab/><text:tab/><text:tab/><text:tab/><text:tab/>/ 4</text:span></text:p>
      <text:p text:style-name="P1"><text:span text:style-name="T2"><text:tab/>soin<text:tab/><text:tab/><text:tab/><text:tab/><text:tab/><text:tab/><text:tab/>/ 2</text:span></text:p>
      <text:p text:style-name="P1"><text:span text:style-name="T2"><text:tab/>(bonus) division en paragraphes<text:tab/><text:tab/></text:span></text:p>
      <text:p text:style-name="P1"><text:span text:style-name="T2"/></text:p>
      <text:p text:style-name="P1"><text:span text:style-name="T2">fond</text:span></text:p>
      <text:p text:style-name="P1"><text:span text:style-name="T2"><text:tab/>raisons de considérer le texte comme un conte<text:tab/>/ 8</text:span></text:p>
      <text:p text:style-name="P1"><text:span text:style-name="T2"><text:tab/>exemples tirés du texte<text:tab/><text:tab/><text:tab/><text:tab/>/ 4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2">Barême de l’exercice sur le conte russe</text:p>
      <text:p text:style-name="P2"/>
      <text:p text:style-name="P2">En quoi <text:span text:style-name="T1">Le Pêcheur et le Petit Poisson d’Or</text:span><text:span text:style-name="T2"> est-il un exemple de conte ?</text:span></text:p>
      <text:p text:style-name="P2"><text:span text:style-name="T2"/></text:p>
      <text:p text:style-name="P1"><text:span text:style-name="T2"/></text:p>
      <text:p text:style-name="P1"><text:span text:style-name="T2">forme</text:span></text:p>
      <text:p text:style-name="P1"><text:span text:style-name="T2"><text:tab/>présentation de la copie<text:tab/><text:tab/><text:tab/><text:tab/>/ 2</text:span></text:p>
      <text:p text:style-name="P1"><text:span text:style-name="T2"><text:tab/>qualité de la langue<text:tab/><text:tab/><text:tab/><text:tab/><text:tab/>/ 4</text:span></text:p>
      <text:p text:style-name="P1"><text:span text:style-name="T2"><text:tab/>soin<text:tab/><text:tab/><text:tab/><text:tab/><text:tab/><text:tab/><text:tab/>/ 2</text:span></text:p>
      <text:p text:style-name="P1"><text:span text:style-name="T2"><text:tab/>(bonus) division en paragraphes<text:tab/><text:tab/></text:span></text:p>
      <text:p text:style-name="P1"><text:span text:style-name="T2"/></text:p>
      <text:p text:style-name="P1"><text:span text:style-name="T2">fond</text:span></text:p>
      <text:p text:style-name="P1"><text:span text:style-name="T2"><text:tab/>raisons de considérer le texte comme un conte<text:tab/>/ 8</text:span></text:p>
      <text:p text:style-name="P1"><text:span text:style-name="T2"><text:tab/>exemples tirés du texte<text:tab/><text:tab/><text:tab/><text:tab/>/ 4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2">Barême de l’exercice sur le conte russe</text:p>
      <text:p text:style-name="P2"/>
      <text:p text:style-name="P2">En quoi <text:span text:style-name="T1">Le Pêcheur et le Petit Poisson d’Or</text:span><text:span text:style-name="T2"> est-il un exemple de conte ?</text:span></text:p>
      <text:p text:style-name="P2"><text:span text:style-name="T2"/></text:p>
      <text:p text:style-name="P1"><text:span text:style-name="T2"/></text:p>
      <text:p text:style-name="P1"><text:span text:style-name="T2">forme</text:span></text:p>
      <text:p text:style-name="P1"><text:span text:style-name="T2"><text:tab/>présentation de la copie<text:tab/><text:tab/><text:tab/><text:tab/>/ 2</text:span></text:p>
      <text:p text:style-name="P1"><text:span text:style-name="T2"><text:tab/>qualité de la langue<text:tab/><text:tab/><text:tab/><text:tab/><text:tab/>/ 4</text:span></text:p>
      <text:p text:style-name="P1"><text:span text:style-name="T2"><text:tab/>soin<text:tab/><text:tab/><text:tab/><text:tab/><text:tab/><text:tab/><text:tab/>/ 2</text:span></text:p>
      <text:p text:style-name="P1"><text:span text:style-name="T2"><text:tab/>(bonus) division en paragraphes<text:tab/><text:tab/></text:span></text:p>
      <text:p text:style-name="P1"><text:span text:style-name="T2"/></text:p>
      <text:p text:style-name="P1"><text:span text:style-name="T2">fond</text:span></text:p>
      <text:p text:style-name="P1"><text:span text:style-name="T2"><text:tab/>raisons de considérer le texte comme un conte<text:tab/>/ 8</text:span></text:p>
      <text:p text:style-name="P1"><text:span text:style-name="T2"><text:tab/>exemples tirés du texte<text:tab/><text:tab/><text:tab/><text:tab/>/ 4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8:07:57.996796430</meta:creation-date>
    <dc:date>2020-09-23T18:17:30.667399444</dc:date>
    <meta:editing-duration>PT9M39S</meta:editing-duration>
    <meta:editing-cycles>1</meta:editing-cycles>
    <meta:document-statistic meta:table-count="0" meta:image-count="0" meta:object-count="0" meta:page-count="1" meta:paragraph-count="34" meta:word-count="177" meta:character-count="937" meta:non-whitespace-character-count="714"/>
    <meta:generator>LibreOffice/6.0.7.3$Linux_X86_64 LibreOffice_project/00m0$Build-3</meta:generator>
  </office:meta>
</office:document-meta>
</file>